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5-2012 16:45-18:00 <text:s text:c="3"/>Hito 1: Entrega de imágenes que verá el usuario</text:p>
      <text:p text:style-name="Standard"/>
      <text:p text:style-name="Standard"><text:s text:c="7"/>Para diseñar las vistas que vería el usuario usamos un proyecto ya creado, y cambiamos dos vistas de actividades parecidas a la principal y la usada para editar los eventos creados. Aunque en un principio pensamos capturar las imágenes del editor de eclipse, tras comprobar que la imagen se ve demasiado pequeña decidimos usar un terminal virtual.</text:p>
      <text:p text:style-name="Standard"><text:s text:c="6"/>Para crear la vista del editor de eventos, como campos para introducir la fecha y hora intentamos poner un Timepicker y un Datepicker, pero nos daba un error en el código xml después de cambiarlo para reducir su tamaño, y no nos dejaba construir la aplicación. Después de una hora intentando solucionarlo y sin conseguirlo, decidimos poner un campo de introducir texto, ya que estas vistas son meramente orientativas. En el diseño final se incluirán un Timepicker y un Datepicker.</text:p>
      <text:p text:style-name="Standard"/>
      <text:p text:style-name="P1">20-5-2012 <text:s text:c="2"/><text:span text:style-name="T2">16:00-17:30</text:span></text:p>
      <text:p text:style-name="P1"/>
      <text:p text:style-name="P1"><text:s text:c="5"/><text:span text:style-name="T1">Hemos creado un proyecto nuevo y hemos añadido el código para crear la base de datos y la actividad principal usando como referencia el código del tutorial de Notep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1T19:43:54.77</meta:creation-date>
    <meta:document-statistic meta:table-count="0" meta:image-count="0" meta:object-count="0" meta:page-count="1" meta:paragraph-count="5" meta:word-count="179" meta:character-count="1106"/>
    <dc:date>2012-05-21T19:49:59.87</dc:date>
    <meta:editing-duration>PT6M5S</meta:editing-duration>
    <meta:editing-cycles>1</meta:editing-cycles>
    <meta:generator>OpenOffice.org/3.4$Win32 OpenOffice.org_project/340m1$Build-9590</meta:generator>
  </office:meta>
</office:document-meta>
</file>